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 fo:margin-right="0.1965in"/>
      <style:text-properties fo:font-size="14pt" style:font-size-asian="14pt" style:font-size-complex="14pt"/>
    </style:style>
    <style:style style:name="P2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3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4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5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6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7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8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9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0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1" style:parent-style-name="PreformattedText" style:family="paragraph">
      <style:paragraph-properties fo:margin-bottom="0.1965in" fo:margin-right="0.1965in"/>
    </style:style>
    <style:style style:name="T12" style:parent-style-name="DefaultParagraphFont" style:family="text">
      <style:text-properties fo:font-size="14pt" style:font-size-asian="14pt" style:font-size-complex="14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4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5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6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7" style:parent-style-name="PreformattedText" style:family="paragraph">
      <style:paragraph-properties fo:margin-bottom="0.1965in" fo:margin-right="0.1965in"/>
      <style:text-properties fo:font-size="12pt" style:font-size-asian="12pt" style:font-size-complex="14pt" fo:language="en" fo:country="US"/>
    </style:style>
    <style:style style:name="P18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9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0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1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2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3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4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5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6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7" style:parent-style-name="PreformattedText" style:family="paragraph">
      <style:paragraph-properties fo:break-before="page"/>
      <style:text-properties fo:font-size="14pt" style:font-size-asian="14pt" style:font-size-complex="14pt" fo:language="en" fo:country="US"/>
    </style:style>
    <style:style style:name="P2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" style:parent-style-name="PreformattedText" style:family="paragraph">
      <style:paragraph-properties fo:margin-bottom="0.1965in"/>
    </style:style>
    <style:style style:name="T31" style:parent-style-name="DefaultParagraphFont" style:family="text">
      <style:text-properties fo:font-size="14pt" style:font-size-asian="14pt" style:font-size-complex="14pt" fo:language="en" fo:country="US"/>
    </style:style>
    <style:style style:name="T32" style:parent-style-name="DefaultParagraphFont" style:family="text">
      <style:text-properties fo:font-weight="bold" style:font-weight-asian="bold" fo:font-size="22pt" style:font-size-asian="22pt" style:font-size-complex="14pt" fo:language="en" fo:country="US"/>
    </style:style>
    <style:style style:name="T33" style:parent-style-name="DefaultParagraphFont" style:family="text">
      <style:text-properties fo:font-size="14pt" style:font-size-asian="14pt" style:font-size-complex="14pt" fo:language="en" fo:country="US"/>
    </style:style>
    <style:style style:name="P3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7" style:parent-style-name="PreformattedText" style:family="paragraph">
      <style:paragraph-properties fo:margin-bottom="0.1965in"/>
    </style:style>
    <style:style style:name="T38" style:parent-style-name="DefaultParagraphFont" style:family="text">
      <style:text-properties fo:font-size="14pt" style:font-size-asian="14pt" style:font-size-complex="14pt" fo:language="en" fo:country="US"/>
    </style:style>
    <style:style style:name="T39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P40" style:parent-style-name="PreformattedText" style:family="paragraph">
      <style:paragraph-properties fo:margin-bottom="0.1965in"/>
      <style:text-properties fo:font-weight="bold" style:font-weight-asian="bold" fo:font-size="18pt" style:font-size-asian="18pt" style:font-size-complex="14pt" fo:language="en" fo:country="US"/>
    </style:style>
    <style:style style:name="P41" style:parent-style-name="PreformattedText" style:family="paragraph">
      <style:paragraph-properties fo:margin-bottom="0.1965in"/>
    </style:style>
    <style:style style:name="T42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43" style:parent-style-name="DefaultParagraphFont" style:family="text">
      <style:text-properties fo:font-size="14pt" style:font-size-asian="14pt" style:font-size-complex="14pt" fo:language="en" fo:country="US"/>
    </style:style>
    <style:style style:name="P4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4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46" style:parent-style-name="PreformattedText" style:family="paragraph">
      <style:paragraph-properties fo:margin-bottom="0.1965in"/>
    </style:style>
    <style:style style:name="T47" style:parent-style-name="DefaultParagraphFont" style:family="text">
      <style:text-properties fo:font-size="14pt" style:font-size-asian="14pt" style:font-size-complex="14pt" fo:language="en" fo:country="US"/>
    </style:style>
    <style:style style:name="T48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49" style:parent-style-name="DefaultParagraphFont" style:family="text">
      <style:text-properties fo:font-size="14pt" style:font-size-asian="14pt" style:font-size-complex="14pt" fo:language="en" fo:country="US"/>
    </style:style>
    <style:style style:name="P5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7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5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9" style:parent-style-name="PreformattedText" style:family="paragraph">
      <style:paragraph-properties fo:margin-bottom="0.1965in"/>
    </style:style>
    <style:style style:name="T60" style:parent-style-name="DefaultParagraphFont" style:family="text">
      <style:text-properties fo:font-size="14pt" style:font-size-asian="14pt" style:font-size-complex="14pt" fo:language="en" fo:country="US"/>
    </style:style>
    <style:style style:name="T6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5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6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7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8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69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1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5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6" style:parent-style-name="PreformattedText" style:family="paragraph">
      <style:paragraph-properties fo:margin-bottom="0.1965in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P79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1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5" style:parent-style-name="PreformattedText" style:family="paragraph">
      <style:paragraph-properties fo:margin-bottom="0.1965in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9" style:parent-style-name="PreformattedText" style:family="paragraph">
      <style:paragraph-properties fo:break-before="page" fo:margin-bottom="0.1965in"/>
      <style:text-properties fo:font-size="14pt" style:font-size-asian="14pt" style:font-size-complex="14pt"/>
    </style:style>
    <style:style style:name="P9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1" style:parent-style-name="PreformattedText" style:family="paragraph">
      <style:paragraph-properties fo:margin-bottom="0.1965in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9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5" style:parent-style-name="PreformattedText" style:family="paragraph">
      <style:paragraph-properties fo:margin-bottom="0.1965in"/>
    </style:style>
    <style:style style:name="T96" style:parent-style-name="DefaultParagraphFont" style:family="text">
      <style:text-properties fo:font-size="14pt" style:font-size-asian="14pt" style:font-size-complex="14pt" fo:language="en" fo:country="US"/>
    </style:style>
    <style:style style:name="T9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98" style:parent-style-name="DefaultParagraphFont" style:family="text">
      <style:text-properties fo:font-size="14pt" style:font-size-asian="14pt" style:font-size-complex="14pt" fo:language="en" fo:country="US"/>
    </style:style>
    <style:style style:name="P9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0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0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0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0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0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05" style:parent-style-name="PreformattedText" style:family="paragraph">
      <style:paragraph-properties fo:margin-bottom="0.1965in"/>
    </style:style>
    <style:style style:name="T106" style:parent-style-name="DefaultParagraphFont" style:family="text">
      <style:text-properties fo:font-size="14pt" style:font-size-asian="14pt" style:font-size-complex="14pt" fo:language="en" fo:country="US"/>
    </style:style>
    <style:style style:name="T10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08" style:parent-style-name="DefaultParagraphFont" style:family="text">
      <style:text-properties fo:font-size="14pt" style:font-size-asian="14pt" style:font-size-complex="14pt" fo:language="en" fo:country="US"/>
    </style:style>
    <style:style style:name="P10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5" style:parent-style-name="PreformattedText" style:family="paragraph">
      <style:paragraph-properties fo:margin-bottom="0.1965in"/>
    </style:style>
    <style:style style:name="T116" style:parent-style-name="DefaultParagraphFont" style:family="text">
      <style:text-properties fo:font-size="14pt" style:font-size-asian="14pt" style:font-size-complex="14pt" fo:language="en" fo:country="US"/>
    </style:style>
    <style:style style:name="T11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18" style:parent-style-name="DefaultParagraphFont" style:family="text">
      <style:text-properties fo:font-size="14pt" style:font-size-asian="14pt" style:font-size-complex="14pt" fo:language="en" fo:country="US"/>
    </style:style>
    <style:style style:name="P11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4" style:parent-style-name="PreformattedText" style:family="paragraph">
      <style:paragraph-properties fo:margin-bottom="0.1965in"/>
      <style:text-properties fo:font-weight="bold" style:font-weight-asian="bold" fo:font-size="18pt" style:font-size-asian="18pt" style:font-size-complex="14pt" fo:language="en" fo:country="US"/>
    </style:style>
    <style:style style:name="P125" style:parent-style-name="PreformattedText" style:family="paragraph">
      <style:paragraph-properties fo:margin-bottom="0.1965in"/>
    </style:style>
    <style:style style:name="T126" style:parent-style-name="DefaultParagraphFont" style:family="text">
      <style:text-properties fo:font-size="14pt" style:font-size-asian="14pt" style:font-size-complex="14pt" fo:language="en" fo:country="US"/>
    </style:style>
    <style:style style:name="T127" style:parent-style-name="DefaultParagraphFont" style:family="text">
      <style:text-properties fo:font-size="14pt" style:font-size-asian="14pt" style:font-size-complex="14pt" fo:language="en" fo:country="US"/>
    </style:style>
    <style:style style:name="T128" style:parent-style-name="DefaultParagraphFont" style:family="text">
      <style:text-properties fo:font-weight="bold" style:font-weight-asian="bold" fo:font-size="16pt" style:font-size-asian="16pt" style:font-size-complex="14pt" fo:language="en" fo:country="US"/>
    </style:style>
    <style:style style:name="P129" style:parent-style-name="PreformattedText" style:family="paragraph">
      <style:paragraph-properties fo:break-before="page" fo:margin-bottom="0.1965in"/>
    </style:style>
    <style:style style:name="T130" style:parent-style-name="DefaultParagraphFont" style:family="text">
      <style:text-properties fo:font-size="14pt" style:font-size-asian="14pt" style:font-size-complex="14pt" fo:language="en" fo:country="US"/>
    </style:style>
    <style:style style:name="T131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32" style:parent-style-name="DefaultParagraphFont" style:family="text">
      <style:text-properties fo:font-size="14pt" style:font-size-asian="14pt" style:font-size-complex="14pt" fo:language="en" fo:country="US"/>
    </style:style>
    <style:style style:name="P13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7" style:parent-style-name="PreformattedText" style:family="paragraph">
      <style:paragraph-properties fo:margin-bottom="0.1965in"/>
    </style:style>
    <style:style style:name="T138" style:parent-style-name="DefaultParagraphFont" style:family="text">
      <style:text-properties fo:font-size="14pt" style:font-size-asian="14pt" style:font-size-complex="14pt" fo:language="en" fo:country="US"/>
    </style:style>
    <style:style style:name="T139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40" style:parent-style-name="DefaultParagraphFont" style:family="text">
      <style:text-properties fo:font-size="14pt" style:font-size-asian="14pt" style:font-size-complex="14pt" fo:language="en" fo:country="US"/>
    </style:style>
    <style:style style:name="P14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5" style:parent-style-name="PreformattedText" style:family="paragraph">
      <style:paragraph-properties fo:margin-bottom="0.1965in"/>
    </style:style>
    <style:style style:name="T146" style:parent-style-name="DefaultParagraphFont" style:family="text">
      <style:text-properties fo:font-size="14pt" style:font-size-asian="14pt" style:font-size-complex="14pt" fo:language="en" fo:country="US"/>
    </style:style>
    <style:style style:name="T14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48" style:parent-style-name="DefaultParagraphFont" style:family="text">
      <style:text-properties fo:font-size="14pt" style:font-size-asian="14pt" style:font-size-complex="14pt" fo:language="en" fo:country="US"/>
    </style:style>
    <style:style style:name="P14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50" style:parent-style-name="PreformattedText" style:family="paragraph">
      <style:paragraph-properties fo:margin-bottom="0.1965in"/>
    </style:style>
    <style:style style:name="T151" style:parent-style-name="DefaultParagraphFont" style:family="text">
      <style:text-properties fo:font-size="14pt" style:font-size-asian="14pt" style:font-size-complex="14pt" fo:language="en" fo:country="US"/>
    </style:style>
    <style:style style:name="T152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53" style:parent-style-name="DefaultParagraphFont" style:family="text">
      <style:text-properties fo:font-size="14pt" style:font-size-asian="14pt" style:font-size-complex="14pt" fo:language="en" fo:country="US"/>
    </style:style>
    <style:style style:name="P154" style:parent-style-name="PreformattedText" style:family="paragraph">
      <style:paragraph-properties fo:margin-bottom="0.1965in"/>
    </style:style>
    <style:style style:name="T155" style:parent-style-name="DefaultParagraphFont" style:family="text">
      <style:text-properties fo:font-size="14pt" style:font-size-asian="14pt" style:font-size-complex="14pt" fo:language="en" fo:country="US"/>
    </style:style>
    <style:style style:name="T15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57" style:parent-style-name="DefaultParagraphFont" style:family="text">
      <style:text-properties fo:font-size="14pt" style:font-size-asian="14pt" style:font-size-complex="14pt" fo:language="en" fo:country="US"/>
    </style:style>
    <style:style style:name="P15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5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5" style:parent-style-name="PreformattedText" style:family="paragraph">
      <style:paragraph-properties fo:margin-bottom="0.1965in"/>
    </style:style>
    <style:style style:name="T166" style:parent-style-name="DefaultParagraphFont" style:family="text">
      <style:text-properties fo:font-size="14pt" style:font-size-asian="14pt" style:font-size-complex="14pt" fo:language="en" fo:country="US"/>
    </style:style>
    <style:style style:name="T16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68" style:parent-style-name="DefaultParagraphFont" style:family="text">
      <style:text-properties fo:font-size="14pt" style:font-size-asian="14pt" style:font-size-complex="14pt" fo:language="en" fo:country="US"/>
    </style:style>
    <style:style style:name="P169" style:parent-style-name="PreformattedText" style:family="paragraph">
      <style:paragraph-properties fo:margin-bottom="0.1965in"/>
    </style:style>
    <style:style style:name="T170" style:parent-style-name="DefaultParagraphFont" style:family="text">
      <style:text-properties fo:font-size="14pt" style:font-size-asian="14pt" style:font-size-complex="14pt" fo:language="en" fo:country="US"/>
    </style:style>
    <style:style style:name="T17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72" style:parent-style-name="DefaultParagraphFont" style:family="text">
      <style:text-properties fo:font-size="14pt" style:font-size-asian="14pt" style:font-size-complex="14pt" fo:language="en" fo:country="US"/>
    </style:style>
    <style:style style:name="P17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9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18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9" style:parent-style-name="PreformattedText" style:family="paragraph">
      <style:paragraph-properties fo:break-before="page" fo:margin-bottom="0.1965in"/>
    </style:style>
    <style:style style:name="T200" style:parent-style-name="DefaultParagraphFont" style:family="text">
      <style:text-properties fo:font-size="14pt" style:font-size-asian="14pt" style:font-size-complex="14pt" fo:language="en" fo:country="US"/>
    </style:style>
    <style:style style:name="T20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0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9" style:parent-style-name="PreformattedText" style:family="paragraph">
      <style:paragraph-properties fo:margin-bottom="0.1965in"/>
    </style:style>
    <style:style style:name="T210" style:parent-style-name="DefaultParagraphFont" style:family="text">
      <style:text-properties fo:font-size="14pt" style:font-size-asian="14pt" style:font-size-complex="14pt" fo:language="en" fo:country="US"/>
    </style:style>
    <style:style style:name="T211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212" style:parent-style-name="DefaultParagraphFont" style:family="text">
      <style:text-properties fo:font-size="14pt" style:font-size-asian="14pt" style:font-size-complex="14pt" fo:language="en" fo:country="US"/>
    </style:style>
    <style:style style:name="P21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1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1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16" style:parent-style-name="PreformattedText" style:family="paragraph">
      <style:paragraph-properties fo:margin-bottom="0.1965in"/>
    </style:style>
    <style:style style:name="T217" style:parent-style-name="DefaultParagraphFont" style:family="text">
      <style:text-properties fo:font-size="14pt" style:font-size-asian="14pt" style:font-size-complex="14pt" fo:language="en" fo:country="US"/>
    </style:style>
    <style:style style:name="T218" style:parent-style-name="DefaultParagraphFont" style:family="text">
      <style:text-properties fo:font-size="14pt" style:font-size-asian="14pt" style:font-size-complex="14pt" fo:language="en" fo:country="US"/>
    </style:style>
    <style:style style:name="P21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20" style:parent-style-name="PreformattedText" style:family="paragraph">
      <style:paragraph-properties fo:margin-bottom="0.1965in"/>
    </style:style>
    <style:style style:name="T221" style:parent-style-name="DefaultParagraphFont" style:family="text">
      <style:text-properties fo:font-size="14pt" style:font-size-asian="14pt" style:font-size-complex="14pt" fo:language="en" fo:country="US"/>
    </style:style>
    <style:style style:name="T222" style:parent-style-name="DefaultParagraphFont" style:family="text">
      <style:text-properties fo:font-weight="bold" style:font-weight-asian="bold" fo:font-size="20pt" style:font-size-asian="20pt" style:font-size-complex="14pt" fo:language="en" fo:country="US"/>
    </style:style>
    <style:style style:name="T223" style:parent-style-name="DefaultParagraphFont" style:family="text">
      <style:text-properties fo:font-size="14pt" style:font-size-asian="14pt" style:font-size-complex="14pt" fo:language="en" fo:country="US"/>
    </style:style>
    <style:style style:name="P224" style:parent-style-name="PreformattedText" style:family="paragraph">
      <style:paragraph-properties fo:margin-bottom="0.1965in"/>
    </style:style>
    <style:style style:name="T225" style:parent-style-name="DefaultParagraphFont" style:family="text">
      <style:text-properties fo:font-size="14pt" style:font-size-asian="14pt" style:font-size-complex="14pt" fo:language="en" fo:country="US"/>
    </style:style>
    <style:style style:name="T226" style:parent-style-name="DefaultParagraphFont" style:family="text">
      <style:text-properties fo:font-size="14pt" style:font-size-asian="14pt" style:font-size-complex="14pt"/>
    </style:style>
    <style:style style:name="P227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28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29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1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6" style:parent-style-name="PreformattedText" style:family="paragraph">
      <style:paragraph-properties fo:margin-bottom="0.1965in"/>
    </style:style>
    <style:style style:name="T237" style:parent-style-name="DefaultParagraphFont" style:family="text">
      <style:text-properties fo:font-size="14pt" style:font-size-asian="14pt" style:font-size-complex="14pt" fo:language="en" fo:country="US"/>
    </style:style>
    <style:style style:name="T238" style:parent-style-name="DefaultParagraphFont" style:family="text">
      <style:text-properties fo:font-size="14pt" style:font-size-asian="14pt" style:font-size-complex="14pt" fo:language="en" fo:country="US"/>
    </style:style>
    <style:style style:name="T239" style:parent-style-name="DefaultParagraphFont" style:family="text">
      <style:text-properties fo:font-size="14pt" style:font-size-asian="14pt" style:font-size-complex="14pt" fo:language="en" fo:country="US"/>
    </style:style>
    <style:style style:name="T240" style:parent-style-name="DefaultParagraphFont" style:family="text">
      <style:text-properties fo:font-size="14pt" style:font-size-asian="14pt" style:font-size-complex="14pt" fo:language="en" fo:country="US"/>
    </style:style>
    <style:style style:name="P24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3" style:parent-style-name="PreformattedText" style:family="paragraph">
      <style:paragraph-properties fo:margin-bottom="0.1965in"/>
    </style:style>
    <style:style style:name="T244" style:parent-style-name="DefaultParagraphFont" style:family="text">
      <style:text-properties fo:font-size="14pt" style:font-size-asian="14pt" style:font-size-complex="14pt" fo:language="en" fo:country="US"/>
    </style:style>
    <style:style style:name="T245" style:parent-style-name="DefaultParagraphFont" style:family="text">
      <style:text-properties fo:font-weight="bold" style:font-weight-asian="bold" fo:font-size="20pt" style:font-size-asian="20pt" style:font-size-complex="14pt" fo:language="en" fo:country="US"/>
    </style:style>
    <style:style style:name="T246" style:parent-style-name="DefaultParagraphFont" style:family="text">
      <style:text-properties fo:font-size="14pt" style:font-size-asian="14pt" style:font-size-complex="14pt" fo:language="en" fo:country="US"/>
    </style:style>
    <style:style style:name="P24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9" style:parent-style-name="PreformattedText" style:family="paragraph">
      <style:paragraph-properties fo:margin-bottom="0.1965in"/>
    </style:style>
    <style:style style:name="T250" style:parent-style-name="DefaultParagraphFont" style:family="text">
      <style:text-properties fo:font-size="14pt" style:font-size-asian="14pt" style:font-size-complex="14pt" fo:language="en" fo:country="US"/>
    </style:style>
    <style:style style:name="T251" style:parent-style-name="DefaultParagraphFont" style:family="text">
      <style:text-properties fo:font-size="14pt" style:font-size-asian="14pt" style:font-size-complex="14pt" fo:language="en" fo:country="US"/>
    </style:style>
    <style:style style:name="T252" style:parent-style-name="DefaultParagraphFont" style:family="text">
      <style:text-properties fo:font-size="14pt" style:font-size-asian="14pt" style:font-size-complex="14pt" fo:language="en" fo:country="US"/>
    </style:style>
    <style:style style:name="P25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54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255" style:parent-style-name="PreformattedText" style:family="paragraph">
      <style:paragraph-properties fo:margin-bottom="0.1965in"/>
    </style:style>
    <style:style style:name="T256" style:parent-style-name="DefaultParagraphFont" style:family="text">
      <style:text-properties fo:font-size="14pt" style:font-size-asian="14pt" style:font-size-complex="14pt" fo:language="en" fo:country="US"/>
    </style:style>
    <style:style style:name="T257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5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59" style:parent-style-name="PreformattedText" style:family="paragraph">
      <style:paragraph-properties fo:margin-bottom="0.1965in"/>
    </style:style>
    <style:style style:name="T260" style:parent-style-name="DefaultParagraphFont" style:family="text">
      <style:text-properties fo:font-size="14pt" style:font-size-asian="14pt" style:font-size-complex="14pt" fo:language="en" fo:country="US"/>
    </style:style>
    <style:style style:name="T261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262" style:parent-style-name="DefaultParagraphFont" style:family="text">
      <style:text-properties fo:font-size="14pt" style:font-size-asian="14pt" style:font-size-complex="14pt" fo:language="en" fo:country="US"/>
    </style:style>
    <style:style style:name="P26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70" style:parent-style-name="PreformattedText" style:family="paragraph">
      <style:paragraph-properties fo:margin-bottom="0.1965in"/>
    </style:style>
    <style:style style:name="T271" style:parent-style-name="DefaultParagraphFont" style:family="text">
      <style:text-properties fo:font-size="14pt" style:font-size-asian="14pt" style:font-size-complex="14pt" fo:language="en" fo:country="US"/>
    </style:style>
    <style:style style:name="T272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273" style:parent-style-name="DefaultParagraphFont" style:family="text">
      <style:text-properties fo:font-size="14pt" style:font-size-asian="14pt" style:font-size-complex="14pt" fo:language="en" fo:country="US"/>
    </style:style>
    <style:style style:name="P27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7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7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7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7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7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6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287" style:parent-style-name="PreformattedText" style:family="paragraph">
      <style:paragraph-properties fo:margin-bottom="0.1965in"/>
    </style:style>
    <style:style style:name="T288" style:parent-style-name="DefaultParagraphFont" style:family="text">
      <style:text-properties fo:font-size="14pt" style:font-size-asian="14pt" style:font-size-complex="14pt" fo:language="en" fo:country="US"/>
    </style:style>
    <style:style style:name="T28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9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1" style:parent-style-name="PreformattedText" style:family="paragraph">
      <style:paragraph-properties fo:margin-bottom="0.1965in"/>
    </style:style>
    <style:style style:name="T292" style:parent-style-name="DefaultParagraphFont" style:family="text">
      <style:text-properties fo:font-size="14pt" style:font-size-asian="14pt" style:font-size-complex="14pt"/>
    </style:style>
    <style:style style:name="P29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9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6" style:parent-style-name="PreformattedText" style:family="paragraph">
      <style:text-properties fo:font-size="14pt" style:font-size-asian="14pt" style:font-size-complex="14pt" fo:language="en" fo:country="US"/>
    </style:style>
    <style:style style:name="P307" style:parent-style-name="PreformattedText" style:family="paragraph">
      <style:paragraph-properties fo:break-before="page" fo:margin-bottom="0.1965in"/>
    </style:style>
    <style:style style:name="T308" style:parent-style-name="DefaultParagraphFont" style:family="text">
      <style:text-properties fo:font-size="14pt" style:font-size-asian="14pt" style:font-size-complex="14pt" fo:language="en" fo:country="US"/>
    </style:style>
    <style:style style:name="T30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1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0" style:parent-style-name="PreformattedText" style:family="paragraph">
      <style:paragraph-properties fo:margin-bottom="0.1965in"/>
    </style:style>
    <style:style style:name="T32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SLIDE 1</text:p>
      <text:p text:style-name="P2">Marco - ESERCITAZIONE ALLA STATALE</text:p>
      <text:p text:style-name="P3">----------------------------------</text:p>
      <text:p text:style-name="P4"/>
      <text:p text:style-name="P5">SLIDE 2</text:p>
      <text:p text:style-name="P6">-------</text:p>
      <text:p text:style-name="P7">1) JavaScript</text:p>
      <text:p text:style-name="P8">SLIDE 3</text:p>
      <text:p text:style-name="P9">-------</text:p>
      <text:p text:style-name="P10">- short history</text:p>
      <text:p text:style-name="P11"><text:span text:style-name="T12">-<text:s/></text:span><text:span text:style-name="T13">nel browser: DOM</text:span></text:p>
      <text:p text:style-name="P14"/>
      <text:p text:style-name="P15">pagina con horizon red<text:s/>div #mainDiv</text:p>
      <text:p text:style-name="P16">console: var riquadro = window.getElementById('v')</text:p>
      <text:p text:style-name="P17">riquadro.innerHTML = '&lt;a href="http://google.com"&gt;GOOGLE&lt;/a&gt;'</text:p>
      <text:p text:style-name="P18">riquadro.addEventListener("mouseenter", function(){</text:p>
      <text:p text:style-name="P19"><text:s text:c="4"/>this.style.background = "yellow";</text:p>
      <text:p text:style-name="P20">});</text:p>
      <text:p text:style-name="P21">riquadro.addEventListener("mouseleave", function(){</text:p>
      <text:p text:style-name="P22"><text:s text:c="4"/>this.style.background = "white";</text:p>
      <text:p text:style-name="P23">});</text:p>
      <text:p text:style-name="P24">- use CSS to style the DOM</text:p>
      <text:p text:style-name="P25">- the best of JS has nothing to do with webpages!</text:p>
      <text:p text:style-name="P26"/>
      <text:p text:style-name="P27"/>
      <text:p text:style-name="P28">SLIDE 4</text:p>
      <text:p text:style-name="P29">-------</text:p>
      <text:p text:style-name="P30"><text:span text:style-name="T31">function<text:s/></text:span><text:span text:style-name="T32">plus1</text:span><text:span text:style-name="T33">(x) { return x+1; }</text:span></text:p>
      <text:p text:style-name="P34"/>
      <text:p text:style-name="P35">[1,2,3,4].map(plus1)</text:p>
      <text:p text:style-name="P36"/>
      <text:p text:style-name="P37"><text:span text:style-name="T38">[1,2,3,4].reduce(</text:span><text:span text:style-name="T39">function(acc, curr){<text:s/></text:span></text:p>
      <text:p text:style-name="P40"><text:s text:c="4"/>return curr * acc<text:s/></text:p>
      <text:p text:style-name="P41"><text:span text:style-name="T42">}</text:span><text:span text:style-name="T43">, 1)</text:span></text:p>
      <text:p text:style-name="P44"/>
      <text:p text:style-name="P45"/>
      <text:p text:style-name="P46"><text:span text:style-name="T47">function<text:s/></text:span><text:span text:style-name="T48">average</text:span><text:span text:style-name="T49">(acc, curr, index){<text:s/></text:span></text:p>
      <text:p text:style-name="P50"><text:s text:c="3"/>return (acc*index + curr)/(index + 1)<text:s/></text:p>
      <text:p text:style-name="P51">}</text:p>
      <text:p text:style-name="P52"/>
      <text:p text:style-name="P53">[1,2,3,4].reduce(average,0);</text:p>
      <text:p text:style-name="P54"/>
      <text:p text:style-name="P55"/>
      <text:p text:style-name="P56"/>
      <text:soft-page-break/>
      <text:p text:style-name="P57">SLIDE 5</text:p>
      <text:p text:style-name="P58">-------</text:p>
      <text:p text:style-name="P59"><text:span text:style-name="T60">2) a<text:s/></text:span><text:span text:style-name="T61">language without types</text:span></text:p>
      <text:p text:style-name="P62">- Chrome console: var mutante = 12</text:p>
      <text:p text:style-name="P63">- typeof mutante</text:p>
      <text:p text:style-name="P64">- mutante + 1</text:p>
      <text:p text:style-name="P65"/>
      <text:p text:style-name="P66">-<text:s/>mutante = 'dodici'</text:p>
      <text:p text:style-name="P67">- typeof mutante</text:p>
      <text:p text:style-name="P68">- mutante + 'stringa'</text:p>
      <text:p text:style-name="P69">- mutante + 12</text:p>
      <text:p text:style-name="P70"/>
      <text:p text:style-name="P71">mutante = { nome:'camaleonte', età:12 }</text:p>
      <text:p text:style-name="P72">typeof mutante</text:p>
      <text:p text:style-name="P73">mutante.nome</text:p>
      <text:p text:style-name="P74">mutante.età</text:p>
      <text:p text:style-name="P75"/>
      <text:p text:style-name="P76"><text:span text:style-name="T77">mutante<text:s/></text:span><text:span text:style-name="T78">['nome']</text:span></text:p>
      <text:p text:style-name="P79">var key = 'età'</text:p>
      <text:p text:style-name="P80">mutante [key]</text:p>
      <text:p text:style-name="P81"/>
      <text:p text:style-name="P82">mutante = ['camaleonte', 12]</text:p>
      <text:p text:style-name="P83">typeof mutante</text:p>
      <text:p text:style-name="P84">mutante [0]</text:p>
      <text:p text:style-name="P85"><text:span text:style-name="T86">mutante</text:span><text:span text:style-name="T87"><text:s/>[1]</text:span></text:p>
      <text:p text:style-name="P88"/>
      <text:soft-page-break/>
      <text:p text:style-name="P89">SLIDE 6</text:p>
      <text:p text:style-name="P90">-------</text:p>
      <text:p text:style-name="P91"><text:span text:style-name="T92">3) chi ci salva?<text:s/></text:span><text:span text:style-name="T93">le FUNZIONI!</text:span></text:p>
      <text:p text:style-name="P94"/>
      <text:p text:style-name="P95"><text:span text:style-name="T96">function<text:s/></text:span><text:span text:style-name="T97">leaf</text:span><text:span text:style-name="T98">(label){</text:span></text:p>
      <text:p text:style-name="P99"><text:s text:c="2"/>return { label : label }</text:p>
      <text:p text:style-name="P100">}</text:p>
      <text:p text:style-name="P101">var leaf12 = leaf(12);</text:p>
      <text:p text:style-name="P102">leaf12</text:p>
      <text:p text:style-name="P103">leaf12.label</text:p>
      <text:p text:style-name="P104"/>
      <text:p text:style-name="P105"><text:span text:style-name="T106">function<text:s/></text:span><text:span text:style-name="T107">leaf</text:span><text:span text:style-name="T108">(label){</text:span></text:p>
      <text:p text:style-name="P109"><text:s text:c="2"/>return { getLabel: function(){ return label; }}</text:p>
      <text:p text:style-name="P110">}</text:p>
      <text:p text:style-name="P111">leaf12 = leaf(12)</text:p>
      <text:p text:style-name="P112">leaf12</text:p>
      <text:p text:style-name="P113">leaf12.getLabel()</text:p>
      <text:p text:style-name="P114"/>
      <text:p text:style-name="P115"><text:span text:style-name="T116">function<text:s/></text:span><text:span text:style-name="T117">leaf</text:span><text:span text:style-name="T118">(label){</text:span></text:p>
      <text:p text:style-name="P119"><text:s text:c="2"/>return function(w){</text:p>
      <text:p text:style-name="P120"><text:s text:c="4"/>return w(label);</text:p>
      <text:p text:style-name="P121"><text:s text:c="2"/>}</text:p>
      <text:p text:style-name="P122">}</text:p>
      <text:p text:style-name="P123">leaf12 = leaf(12)</text:p>
      <text:p text:style-name="P124">var id = function(x){ return x; }</text:p>
      <text:p text:style-name="P125"><text:span text:style-name="T126">leaf12(id)</text:span><text:span text:style-name="T127"><text:s text:c="20"/></text:span><text:span text:style-name="T128">console.dir(leaf12)</text:span></text:p>
      <text:soft-page-break/>
      <text:p text:style-name="P129"><text:span text:style-name="T130">function<text:s/></text:span><text:span text:style-name="T131">label</text:span><text:span text:style-name="T132">(leaf){</text:span></text:p>
      <text:p text:style-name="P133"><text:s text:c="2"/>return leaf(id);</text:p>
      <text:p text:style-name="P134">}</text:p>
      <text:p text:style-name="P135">label(leaf12)</text:p>
      <text:p text:style-name="P136"/>
      <text:p text:style-name="P137"><text:span text:style-name="T138">function<text:s/></text:span><text:span text:style-name="T139">node</text:span><text:span text:style-name="T140">(left,right){</text:span></text:p>
      <text:p text:style-name="P141"><text:s text:c="2"/>return function(w){</text:p>
      <text:p text:style-name="P142"><text:s text:c="4"/>return w(left,right);</text:p>
      <text:p text:style-name="P143"><text:s text:c="2"/>}</text:p>
      <text:p text:style-name="P144">}</text:p>
      <text:p text:style-name="P145"><text:span text:style-name="T146">var<text:s/></text:span><text:span text:style-name="T147">bintree</text:span><text:span text:style-name="T148"><text:s/>= node(leaf('a'),node(leaf('b'),leaf('c')));</text:span></text:p>
      <text:p text:style-name="P149"/>
      <text:p text:style-name="P150"><text:span text:style-name="T151">function<text:s/></text:span><text:span text:style-name="T152">left</text:span><text:span text:style-name="T153">(node){</text:span></text:p>
      <text:p text:style-name="P154"><text:span text:style-name="T155"><text:s text:c="2"/>return<text:s/></text:span><text:span text:style-name="T156">node</text:span><text:span text:style-name="T157">(function(l,r){</text:span></text:p>
      <text:p text:style-name="P158"><text:s text:c="4"/>return l;</text:p>
      <text:p text:style-name="P159"><text:s text:c="2"/>})</text:p>
      <text:p text:style-name="P160">}</text:p>
      <text:p text:style-name="P161"/>
      <text:p text:style-name="P162">left(bintree)</text:p>
      <text:p text:style-name="P163">label(left(bintree))</text:p>
      <text:p text:style-name="P164"/>
      <text:p text:style-name="P165"><text:span text:style-name="T166">function<text:s/></text:span><text:span text:style-name="T167">right</text:span><text:span text:style-name="T168">(tree){</text:span></text:p>
      <text:p text:style-name="P169"><text:span text:style-name="T170"><text:s text:c="2"/>return<text:s/></text:span><text:span text:style-name="T171">tree</text:span><text:span text:style-name="T172">(function(l,r){</text:span></text:p>
      <text:p text:style-name="P173"><text:s text:c="4"/>return r;</text:p>
      <text:p text:style-name="P174"><text:s text:c="2"/>});</text:p>
      <text:p text:style-name="P175">}</text:p>
      <text:p text:style-name="P176"/>
      <text:p text:style-name="P177">label(right(right(bintree)))</text:p>
      <text:p text:style-name="P178"/>
      <text:p text:style-name="P179">- per i veri nostalgici dei tipi...</text:p>
      <text:p text:style-name="P180">function leaf(label){</text:p>
      <text:p text:style-name="P181"><text:s text:c="2"/>return function leaf(w){</text:p>
      <text:p text:style-name="P182"><text:s text:c="4"/>return w(label);</text:p>
      <text:p text:style-name="P183"><text:s text:c="2"/>}</text:p>
      <text:p text:style-name="P184">}</text:p>
      <text:p text:style-name="P185">leaf('a').name</text:p>
      <text:p text:style-name="P186">leaf('b').name</text:p>
      <text:p text:style-name="P187">switch(tree.name){</text:p>
      <text:p text:style-name="P188"><text:s text:c="2"/>case 'leaf':</text:p>
      <text:p text:style-name="P189"><text:s text:c="4"/>...</text:p>
      <text:p text:style-name="P190"><text:s text:c="4"/>break;</text:p>
      <text:p text:style-name="P191"><text:s text:c="2"/>case<text:s/>'node':</text:p>
      <text:p text:style-name="P192"><text:s text:c="4"/>...</text:p>
      <text:p text:style-name="P193"><text:s text:c="4"/>break;</text:p>
      <text:p text:style-name="P194">}</text:p>
      <text:p text:style-name="P195"/>
      <text:p text:style-name="P196">- REM: JS allows pattern matching!!!</text:p>
      <text:p text:style-name="P197"/>
      <text:p text:style-name="P198"/>
      <text:soft-page-break/>
      <text:p text:style-name="P199"><text:span text:style-name="T200">4) a bit about<text:s/></text:span><text:span text:style-name="T201">lists</text:span></text:p>
      <text:p text:style-name="P202">- they're no binary trees</text:p>
      <text:p text:style-name="P203">- official name is ARRAY</text:p>
      <text:p text:style-name="P204"/>
      <text:p text:style-name="P205">var lista = [1,2,3,4]</text:p>
      <text:p text:style-name="P206">lista.slice(1)</text:p>
      <text:p text:style-name="P207">lista</text:p>
      <text:p text:style-name="P208"/>
      <text:p text:style-name="P209"><text:span text:style-name="T210">function<text:s/></text:span><text:span text:style-name="T211">tail</text:span><text:span text:style-name="T212">(list){</text:span></text:p>
      <text:p text:style-name="P213"><text:s text:c="2"/>return list.slice(1);</text:p>
      <text:p text:style-name="P214">}</text:p>
      <text:p text:style-name="P215"/>
      <text:p text:style-name="P216"><text:span text:style-name="T217">lista</text:span><text:span text:style-name="T218">.slice(0,1)</text:span></text:p>
      <text:p text:style-name="P219"/>
      <text:p text:style-name="P220"><text:span text:style-name="T221">function<text:s/></text:span><text:span text:style-name="T222">head</text:span><text:span text:style-name="T223">(list){</text:span></text:p>
      <text:p text:style-name="P224"><text:span text:style-name="T225"><text:s text:c="2"/></text:span><text:span text:style-name="T226">return list.slice(0,1)[0];</text:span></text:p>
      <text:p text:style-name="P227">}</text:p>
      <text:p text:style-name="P228"/>
      <text:p text:style-name="P229">- copia di un'array?</text:p>
      <text:p text:style-name="P230">var altra_lista = lista.slice()</text:p>
      <text:p text:style-name="P231"/>
      <text:p text:style-name="P232">function cons(atom,list){</text:p>
      <text:p text:style-name="P233"><text:s text:c="2"/>return [atom].concat(list);</text:p>
      <text:p text:style-name="P234">}</text:p>
      <text:p text:style-name="P235"/>
      <text:soft-page-break/>
      <text:p text:style-name="P236"><text:span text:style-name="T237">lista</text:span><text:span text:style-name="T238">.concat(</text:span><text:span text:style-name="T239">lista</text:span><text:span text:style-name="T240">)</text:span></text:p>
      <text:p text:style-name="P241">lista</text:p>
      <text:p text:style-name="P242"/>
      <text:p text:style-name="P243"><text:span text:style-name="T244">function<text:s/></text:span><text:span text:style-name="T245">cons</text:span><text:span text:style-name="T246">(atom,list){</text:span></text:p>
      <text:p text:style-name="P247"><text:s text:c="2"/>return [atom].concat(list);</text:p>
      <text:p text:style-name="P248">}</text:p>
      <text:p text:style-name="P249"><text:span text:style-name="T250">cons(0,</text:span><text:span text:style-name="T251"><text:s/>lista</text:span><text:span text:style-name="T252">)</text:span></text:p>
      <text:p text:style-name="P253"/>
      <text:p text:style-name="P254"/>
      <text:p text:style-name="P255"><text:span text:style-name="T256">5)<text:s/></text:span><text:span text:style-name="T257">recursion</text:span></text:p>
      <text:p text:style-name="P258"/>
      <text:p text:style-name="P259"><text:span text:style-name="T260">function<text:s/></text:span><text:span text:style-name="T261">fold_left</text:span><text:span text:style-name="T262">(list, func, acc){</text:span></text:p>
      <text:p text:style-name="P263"><text:s text:c="2"/>if (list.length === 0) {</text:p>
      <text:p text:style-name="P264"><text:s text:c="4"/>return acc;</text:p>
      <text:p text:style-name="P265"><text:s text:c="2"/>}</text:p>
      <text:p text:style-name="P266"><text:s text:c="2"/>return fold_left(tail(list),<text:line-break/><text:s text:c="19"/>func,<text:line-break/><text:s text:c="19"/>func(acc,head(list)));</text:p>
      <text:p text:style-name="P267">}</text:p>
      <text:p text:style-name="P268">fold_left ([1,2,3,4],function(x,y){ return x+y; },0)</text:p>
      <text:p text:style-name="P269"/>
      <text:p text:style-name="P270"><text:span text:style-name="T271">function<text:s/></text:span><text:span text:style-name="T272">curryfy</text:span><text:span text:style-name="T273">(fun){</text:span></text:p>
      <text:p text:style-name="P274"><text:s text:c="2"/>return function(x){</text:p>
      <text:p text:style-name="P275"><text:s text:c="4"/>if (fun.length === 1){</text:p>
      <text:p text:style-name="P276"><text:s text:c="6"/>return fun(x);</text:p>
      <text:p text:style-name="P277"><text:s text:c="4"/>}</text:p>
      <text:p text:style-name="P278"><text:s text:c="4"/>return curryfy(fun.bind(null, x));</text:p>
      <text:p text:style-name="P279"><text:s text:c="2"/>}</text:p>
      <text:p text:style-name="P280">}</text:p>
      <text:p text:style-name="P281"/>
      <text:p text:style-name="P282">function sommaTre(x,y,z){ return x+y+z; }(1,2,3)</text:p>
      <text:p text:style-name="P283">curryfy (sommaTre)(1)(2)(3)</text:p>
      <text:p text:style-name="P284"/>
      <text:p text:style-name="P285"/>
      <text:p text:style-name="P286"/>
      <text:p text:style-name="P287"><text:span text:style-name="T288">6)<text:s/></text:span><text:span text:style-name="T289">writer monad</text:span></text:p>
      <text:p text:style-name="P290">-<text:s/>[value,monoid]</text:p>
      <text:p text:style-name="P291"><text:span text:style-name="T292">- monoide --&gt; elemento neutro (m_empty) + operatore binario (m_append) + proprietà associativa</text:span></text:p>
      <text:p text:style-name="P293"/>
      <text:p text:style-name="P294">function writer(couple){</text:p>
      <text:p text:style-name="P295"><text:s text:c="2"/>var monad = couple.slice();</text:p>
      <text:p text:style-name="P296"><text:s text:c="2"/>var m_empty = null;</text:p>
      <text:p text:style-name="P297"><text:s text:c="2"/>var m_append = null;</text:p>
      <text:p text:style-name="P298"><text:s text:c="2"/>monad.bind = function(faw){</text:p>
      <text:p text:style-name="P299"><text:s text:c="4"/>var newCouple = faw(monad[0]);</text:p>
      <text:p text:style-name="P300"><text:s text:c="4"/>return writer([<text:line-break/><text:s text:c="6"/>newCouple[0],<text:s/><text:line-break/><text:s text:c="6"/>m_append(monad[1], newCouple[1])<text:line-break/><text:s text:c="4"/>]);</text:p>
      <text:p text:style-name="P301"><text:s text:c="2"/>}</text:p>
      <text:p text:style-name="P302"><text:s text:c="2"/>return monad;</text:p>
      <text:p text:style-name="P303">}</text:p>
      <text:p text:style-name="P304"/>
      <text:p text:style-name="P305"/>
      <text:p text:style-name="P306"/>
      <text:soft-page-break/>
      <text:p text:style-name="P307"><text:span text:style-name="T308">7)<text:s/></text:span><text:span text:style-name="T309">further pointers</text:span></text:p>
      <text:p text:style-name="P310">- libro crockford</text:p>
      <text:p text:style-name="P311">- https://developer.mozilla.org/en-US/docs/Web/JavaScript</text:p>
      <text:p text:style-name="P312">- underscore.js &amp;&amp;<text:s/>libro Fogus</text:p>
      <text:p text:style-name="P313">- JavaScript allongè</text:p>
      <text:p text:style-name="P314">- Axel Rauschmayer, Matt Might, Douglas Crockford, Reginald Braithwaite</text:p>
      <text:p text:style-name="P315"/>
      <text:p text:style-name="P316">- the Little/Seasoned Schemer</text:p>
      <text:p text:style-name="P317">- SICP</text:p>
      <text:p text:style-name="P318">- Clojure!!!!!!!!</text:p>
      <text:p text:style-name="P319"/>
      <text:p text:style-name="P320"><text:span text:style-name="T321">- craftmanship, craftmanship, craftmanship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27in" fo:margin-left="0.7875in" fo:margin-bottom="0.439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OMOBILE</dc:creator>
    <meta:creation-date>2015-04-24T17:36:00Z</meta:creation-date>
    <dc:date>2015-04-30T13:41:00Z</dc:date>
    <meta:template xlink:href="Normal.dotm" xlink:type="simple"/>
    <meta:editing-cycles>6</meta:editing-cycles>
    <meta:editing-duration>PT2460S</meta:editing-duration>
    <meta:document-statistic meta:page-count="11" meta:paragraph-count="7" meta:word-count="595" meta:character-count="3982" meta:row-count="28" meta:non-whitespace-character-count="3394"/>
  </office:meta>
</office:document-meta>
</file>